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Scaling Financial Transaction using 0MQ and JSON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Why c++ 14 &gt; c++ 11 and other learnings.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s, Systems and Disclosures" draw:style-name="dp1" draw:master-page-name="TITLE_5f_AND_5f_BODY" presentation:presentation-page-layout-name="AL2T1">
        <draw:frame draw:name="Google Shape;283;p14" presentation:style-name="pr4" draw:text-style-name="P5" draw:layer="layout" svg:width="19.528cm" svg:height="1.782cm" svg:x="3.622cm" svg:y="1.663cm" presentation:class="title" presentation:user-transformed="true">
          <draw:text-box>
            <text:p text:style-name="P1"><text:span text:style-name="T3">Transactions, Systems and Disclosures</text:span></text:p>
          </draw:text-box>
        </draw:frame>
        <draw:frame draw:name="Google Shape;284;p14" presentation:style-name="pr5" draw:text-style-name="P7" draw:layer="layout" svg:width="19.528cm" svg:height="8.967cm" svg:x="3.622cm" svg:y="3.62cm" presentation:class="outline" presentation:user-transformed="true">
          <draw:text-box>
            <text:p text:style-name="P1"><text:span text:style-name="T4">Little less C++ then others - how we used the libs and why we moved from 11 to 14.</text:span></text:p>
            <text:p text:style-name="P6"><text:span text:style-name="T4">Map of transactions and how they flow.</text:span></text:p>
          </draw:text-box>
        </draw:frame>
        <presentation:notes draw:style-name="dp2">
          <draw:page-thumbnail draw:name="Google Shape;280;g427d39ab24_0_269:notes" draw:style-name="gr1" draw:layer="layout" svg:width="16.932cm" svg:height="9.524cm" svg:x="1.059cm" svg:y="1.905cm" draw:page-number="2" presentation:class="page"/>
          <draw:frame draw:name="Google Shape;281;g427d39ab24_0_26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Legacy -&gt; moving Current" draw:style-name="dp1" draw:master-page-name="TITLE_5f_AND_5f_BODY" presentation:presentation-page-layout-name="AL2T1">
        <draw:frame draw:name="Google Shape;289;p1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Legacy -&gt; moving Current</text:span></text:p>
          </draw:text-box>
        </draw:frame>
        <draw:frame draw:name="Google Shape;290;p15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8"><text:span text:style-name="T4">Old windows 4GL apps, think ‘PB’ with no J. <text:s/>Sticky/Chewy</text:span><text:span text:style-name="T4"><text:line-break/></text:span><text:span text:style-name="T4">They were best practices --- 20 years ago.</text:span><text:span text:style-name="T4"><text:line-break/></text:span><text:span text:style-name="T4">Kind of automated - a/b systems</text:span><text:span text:style-name="T4"><text:line-break/></text:span><text:span text:style-name="T4">Normalization anyone?</text:span></text:p>
          </draw:text-box>
        </draw:frame>
        <presentation:notes draw:style-name="dp2">
          <draw:page-thumbnail draw:name="Google Shape;286;g427d39ab24_0_274:notes" draw:style-name="gr1" draw:layer="layout" svg:width="16.932cm" svg:height="9.524cm" svg:x="1.059cm" svg:y="1.905cm" draw:page-number="3" presentation:class="page"/>
          <draw:frame draw:name="Google Shape;287;g427d39ab24_0_27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 for Scalability&#10;&#9;&#9;&#9;&#9;&#9;Breadth, Speed, Stability " draw:style-name="dp1" draw:master-page-name="TITLE_5f_AND_5f_BODY" presentation:presentation-page-layout-name="AL2T1">
        <draw:frame draw:name="Google Shape;295;p1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Build for Scalability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Breadth, Speed, Stability </text:span></text:p>
          </draw:text-box>
        </draw:frame>
        <draw:frame draw:name="Google Shape;296;p16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presentation:notes draw:style-name="dp2">
          <draw:page-thumbnail draw:name="Google Shape;292;g427d39ab24_0_279:notes" draw:style-name="gr1" draw:layer="layout" svg:width="16.932cm" svg:height="9.524cm" svg:x="1.059cm" svg:y="1.905cm" draw:page-number="4" presentation:class="page"/>
          <draw:frame draw:name="Google Shape;293;g427d39ab24_0_27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ech: 0MQ &amp; JSON&#10;Instead of sockets and xml" draw:style-name="dp1" draw:master-page-name="TITLE_5f_AND_5f_BODY" presentation:presentation-page-layout-name="AL2T1">
        <draw:frame draw:name="Google Shape;301;p17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Tech: 0MQ &amp; JSON</text:span><text:span text:style-name="T3"><text:line-break/></text:span><text:span text:style-name="T3">Instead of sockets and xml</text:span></text:p>
          </draw:text-box>
        </draw:frame>
        <draw:frame draw:name="Google Shape;302;p17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Why ZMQ</text:span><text:span text:style-name="T4"><text:line-break/></text:span><text:span text:style-name="T4">- over 10 years of stability and activity (over 999 forks --- its done or at least medium well)</text:span><text:span text:style-name="T4"><text:line-break/></text:span><text:span text:style-name="T4">- great license</text:span><text:span text:style-name="T4"><text:line-break/></text:span><text:span text:style-name="T4">- CZMQ / CPPZMQ</text:span></text:p>
            <text:p text:style-name="P6"><text:span text:style-name="T4">Why JSON</text:span><text:span text:style-name="T4"><text:line-break/></text:span><text:span text:style-name="T4">- how do you trim fat? <text:s/>Cut tags.</text:span><text:span text:style-name="T4"><text:line-break/></text:span><text:span text:style-name="T4">- ZMQ uses char* by default.</text:span><text:span text:style-name="T4"><text:line-break/></text:span><text:span text:style-name="T4">- Oracle OCCI and data buffers; everything can be a string.</text:span></text:p>
          </draw:text-box>
        </draw:frame>
        <presentation:notes draw:style-name="dp2">
          <draw:page-thumbnail draw:name="Google Shape;298;g427d39ab24_0_284:notes" draw:style-name="gr1" draw:layer="layout" svg:width="16.932cm" svg:height="9.524cm" svg:x="1.059cm" svg:y="1.905cm" draw:page-number="5" presentation:class="page"/>
          <draw:frame draw:name="Google Shape;299;g427d39ab24_0_28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ifits of 0MQ vs Sockets" draw:style-name="dp1" draw:master-page-name="TITLE_5f_AND_5f_BODY" presentation:presentation-page-layout-name="AL2T1">
        <draw:frame draw:name="Google Shape;307;p18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Benifits of 0MQ vs Sockets</text:span></text:p>
          </draw:text-box>
        </draw:frame>
        <draw:frame draw:name="Google Shape;308;p18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Patterns</text:span></text:p>
            <text:p text:style-name="P9"><text:span text:style-name="T4">Fault tolerance</text:span></text:p>
            <text:p text:style-name="P9"><text:span text:style-name="T4">clean</text:span></text:p>
            <text:p text:style-name="P6"><text:span text:style-name="T4"/></text:p>
          </draw:text-box>
        </draw:frame>
        <presentation:notes draw:style-name="dp2">
          <draw:page-thumbnail draw:name="Google Shape;304;g427d39ab24_0_289:notes" draw:style-name="gr1" draw:layer="layout" svg:width="16.932cm" svg:height="9.524cm" svg:x="1.059cm" svg:y="1.905cm" draw:page-number="6" presentation:class="page"/>
          <draw:frame draw:name="Google Shape;305;g427d39ab24_0_28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ifits of JSON" draw:style-name="dp1" draw:master-page-name="TITLE_5f_AND_5f_BODY" presentation:presentation-page-layout-name="AL2T1">
        <draw:frame draw:name="Google Shape;313;p19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Benifits of JSON</text:span></text:p>
          </draw:text-box>
        </draw:frame>
        <draw:frame draw:name="Google Shape;314;p19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Standard (well kind of)</text:span></text:p>
            <text:p text:style-name="P9"><text:span text:style-name="T4">Easy to read</text:span></text:p>
            <text:p text:style-name="P9"><text:span text:style-name="T4">Less tags</text:span></text:p>
            <text:p text:style-name="P9"><text:span text:style-name="T4">Better type management</text:span></text:p>
            <text:p text:style-name="P6"><text:span text:style-name="T4">nlohmann/json - born on the fourth of july. <text:s/>Also medium well - (forked alot!)</text:span></text:p>
          </draw:text-box>
        </draw:frame>
        <presentation:notes draw:style-name="dp2">
          <draw:page-thumbnail draw:name="Google Shape;310;g427d39ab24_0_294:notes" draw:style-name="gr1" draw:layer="layout" svg:width="16.932cm" svg:height="9.524cm" svg:x="1.059cm" svg:y="1.905cm" draw:page-number="7" presentation:class="page"/>
          <draw:frame draw:name="Google Shape;311;g427d39ab24_0_29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MQ and the Patterns" draw:style-name="dp1" draw:master-page-name="TITLE_5f_AND_5f_BODY" presentation:presentation-page-layout-name="AL2T1">
        <draw:frame draw:name="Google Shape;319;p20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0MQ and the Patterns</text:span></text:p>
          </draw:text-box>
        </draw:frame>
        <draw:frame draw:name="Google Shape;320;p20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dealer/router</text:span></text:p>
            <text:p text:style-name="P9"><text:span text:style-name="T4"/></text:p>
            <text:p text:style-name="P9"><text:span text:style-name="T4"/></text:p>
            <text:p text:style-name="P9"><text:span text:style-name="T4">pub/sub</text:span></text:p>
            <text:p text:style-name="P6"><text:span text:style-name="T4"/></text:p>
          </draw:text-box>
        </draw:frame>
        <presentation:notes draw:style-name="dp2">
          <draw:page-thumbnail draw:name="Google Shape;316;g427d39ab24_0_299:notes" draw:style-name="gr1" draw:layer="layout" svg:width="16.932cm" svg:height="9.524cm" svg:x="1.059cm" svg:y="1.905cm" draw:page-number="8" presentation:class="page"/>
          <draw:frame draw:name="Google Shape;317;g427d39ab24_0_29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MQ - Dealer/Router" draw:style-name="dp1" draw:master-page-name="TITLE_5f_AND_5f_BODY" presentation:presentation-page-layout-name="AL2T1">
        <draw:frame draw:name="Google Shape;325;p21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0MQ - Dealer/Router</text:span></text:p>
          </draw:text-box>
        </draw:frame>
        <draw:frame draw:name="Google Shape;326;p21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presentation:notes draw:style-name="dp2">
          <draw:page-thumbnail draw:name="Google Shape;322;g427d39ab24_0_304:notes" draw:style-name="gr1" draw:layer="layout" svg:width="16.932cm" svg:height="9.524cm" svg:x="1.059cm" svg:y="1.905cm" draw:page-number="9" presentation:class="page"/>
          <draw:frame draw:name="Google Shape;323;g427d39ab24_0_30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MQ - Pub/Sub" draw:style-name="dp1" draw:master-page-name="TITLE_5f_AND_5f_BODY" presentation:presentation-page-layout-name="AL2T1">
        <draw:frame draw:name="Google Shape;331;p22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0MQ - Pub/Sub</text:span></text:p>
          </draw:text-box>
        </draw:frame>
        <draw:frame draw:name="Google Shape;332;p22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8"><text:span text:style-name="T4">C++ 14 shared_timed_mutex</text:span></text:p>
          </draw:text-box>
        </draw:frame>
        <presentation:notes draw:style-name="dp2">
          <draw:page-thumbnail draw:name="Google Shape;328;g427d39ab24_0_309:notes" draw:style-name="gr1" draw:layer="layout" svg:width="16.932cm" svg:height="9.524cm" svg:x="1.059cm" svg:y="1.905cm" draw:page-number="10" presentation:class="page"/>
          <draw:frame draw:name="Google Shape;329;g427d39ab24_0_30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 and Conversions" draw:style-name="dp1" draw:master-page-name="TITLE_5f_AND_5f_BODY" presentation:presentation-page-layout-name="AL2T1">
        <draw:frame draw:name="Google Shape;337;p23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JSON and Conversions</text:span></text:p>
          </draw:text-box>
        </draw:frame>
        <draw:frame draw:name="Google Shape;338;p23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Json as a data model? <text:s/>Definitely not MvC but adaptable to current systems.</text:span></text:p>
            <text:p text:style-name="P6"><text:span text:style-name="T4">C++ 14 heterogeneous Lookups</text:span></text:p>
          </draw:text-box>
        </draw:frame>
        <presentation:notes draw:style-name="dp2">
          <draw:page-thumbnail draw:name="Google Shape;334;g427d39ab24_0_314:notes" draw:style-name="gr1" draw:layer="layout" svg:width="16.932cm" svg:height="9.524cm" svg:x="1.059cm" svg:y="1.905cm" draw:page-number="11" presentation:class="page"/>
          <draw:frame draw:name="Google Shape;335;g427d39ab24_0_3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SON and 0QM" draw:style-name="dp1" draw:master-page-name="TITLE_5f_AND_5f_BODY" presentation:presentation-page-layout-name="AL2T1">
        <draw:frame draw:name="Google Shape;343;p2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JSON and 0QM</text:span></text:p>
          </draw:text-box>
        </draw:frame>
        <draw:frame draw:name="Google Shape;344;p24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Easy conversion</text:span></text:p>
            <text:p text:style-name="P9"><text:span text:style-name="T4">Binary via Base64</text:span></text:p>
            <text:p text:style-name="P6"><text:span text:style-name="T4">Fast</text:span></text:p>
          </draw:text-box>
        </draw:frame>
        <presentation:notes draw:style-name="dp2">
          <draw:page-thumbnail draw:name="Google Shape;340;g427d39ab24_0_319:notes" draw:style-name="gr1" draw:layer="layout" svg:width="16.932cm" svg:height="9.524cm" svg:x="1.059cm" svg:y="1.905cm" draw:page-number="12" presentation:class="page"/>
          <draw:frame draw:name="Google Shape;341;g427d39ab24_0_3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Improvements" draw:style-name="dp1" draw:master-page-name="TITLE_5f_AND_5f_BODY" presentation:presentation-page-layout-name="AL2T1">
        <draw:frame draw:name="Google Shape;349;p2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Performance Improvements</text:span></text:p>
          </draw:text-box>
        </draw:frame>
        <draw:frame draw:name="Google Shape;350;p25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presentation:notes draw:style-name="dp2">
          <draw:page-thumbnail draw:name="Google Shape;346;g427d39ab24_0_324:notes" draw:style-name="gr1" draw:layer="layout" svg:width="16.932cm" svg:height="9.524cm" svg:x="1.059cm" svg:y="1.905cm" draw:page-number="13" presentation:class="page"/>
          <draw:frame draw:name="Google Shape;347;g427d39ab24_0_32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59919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Google Shape;48;p2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85;p4">
        <draw:custom-shape draw:name="Google Shape;86;p4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5.1.0.3$Linux_X86_64 LibreOffice_project/</meta:generator>
  </office:meta>
</office:document-meta>
</file>